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lder</text:p>
      <text:p text:style-name="Standard"><text:a xlink:type="simple" xlink:href="http://www.nngroup.com/articles/ten-usability-heuristics/" text:style-name="Internet_20_link" text:visited-style-name="Visited_20_Internet_20_Link">http://www.nngroup.com/articles/ten-usability-heuristics/</text:a></text:p>
      <text:p text:style-name="Standard"><text:a xlink:type="simple" xlink:href="http://www.usabilitybok.org/principles-for-usable-design" text:style-name="Internet_20_link" text:visited-style-name="Visited_20_Internet_20_Link">http://www.usabilitybok.org/principles-for-usable-design</text:a></text:p>
      <text:p text:style-name="Standard"><text:a xlink:type="simple" xlink:href="http://www.designprinciplesftw.com/collections/10-usability-heuristics-for-user-interface-design" text:style-name="Internet_20_link" text:visited-style-name="Visited_20_Internet_20_Link">http://www.designprinciplesftw.com/collections/10-usability-heuristics-for-user-interface-design</text:a></text:p>
      <text:p text:style-name="Standard"><text:a xlink:type="simple" xlink:href="http://www.westerdals.no/" text:style-name="Internet_20_link" text:visited-style-name="Visited_20_Internet_20_Link">http://www.westerdals.no/</text:a></text:p>
      <text:p text:style-name="Standard"><text:a xlink:type="simple" xlink:href="http://www.norwegian.no/" text:style-name="Internet_20_link" text:visited-style-name="Visited_20_Internet_20_Link">http://www.norwegian.no/</text:a></text:p>
      <text:p text:style-name="Standard"><text:a xlink:type="simple" xlink:href="https://www.facebook.com/" text:style-name="Internet_20_link" text:visited-style-name="Visited_20_Internet_20_Link">https://www.facebook.com</text:a></text:p>
      <text:p text:style-name="Standard"><text:a xlink:type="simple" xlink:href="https://ruter.no/" text:style-name="Internet_20_link" text:visited-style-name="Visited_20_Internet_20_Link">https://ruter.no/</text:a></text:p>
      <text:p text:style-name="Standard"><text:a xlink:type="simple" xlink:href="https://ruter.no/en/services/mobile/" text:style-name="Internet_20_link" text:visited-style-name="Visited_20_Internet_20_Link">https://ruter.no/en/services/mobile/</text:a></text:p>
      <text:p text:style-name="Standard"><text:a xlink:type="simple" xlink:href="http://www.dn.no/nyheter/naringsliv/2014/12/22/2204/Samferdsel/app-med-napp-hos-reisende" text:style-name="Internet_20_link" text:visited-style-name="Visited_20_Internet_20_Link">http://www.dn.no/nyheter/naringsliv/2014/12/22/2204/Samferdsel/app-med-napp-hos-reisende</text:a></text:p>
      <text:p text:style-name="Standard"><text:a xlink:type="simple" xlink:href="http://www.booking.com/index.no.html?sid=93ac804157118c684f426a812324caa3;dcid=1" text:style-name="Internet_20_link" text:visited-style-name="Visited_20_Internet_20_Link">http://www.booking.com/index.no.html?sid=93ac804157118c684f426a812324caa3;dcid=1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ja</meta:initial-creator>
    <meta:editing-cycles>2</meta:editing-cycles>
    <meta:creation-date>2015-03-13T08:37:00</meta:creation-date>
    <dc:date>2015-03-13T09:48:23.65</dc:date>
    <meta:editing-duration>PT4M18S</meta:editing-duration>
    <meta:generator>OpenOffice/4.1.1$Win32 OpenOffice.org_project/411m6$Build-9775</meta:generator>
    <meta:document-statistic meta:table-count="0" meta:image-count="0" meta:object-count="0" meta:page-count="1" meta:paragraph-count="11" meta:word-count="11" meta:character-count="5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